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ies.addTest( Category category , TestDefinition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tegories.getCategoryStr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ies.getCategory( String catego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ies.getTests( Category categ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egories.Categories( Category [ ] 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egori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egories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egories.testMap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tegories.getTests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ies.addTest( TestDefinition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egories.getCategoryT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ies.get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